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Analisi del Malware Win32.Mydoom.a e Implicazioni per le Minacce Moderne</text:span></text:p>
      <text:p text:style-name="Text_20_body"><text:span text:style-name="Strong_20_Emphasis">Introduzione</text:span> Win32.Mydoom.a è un worm di tipo mass-mailing che si è diffuso rapidamente attraverso la posta elettronica e le reti peer-to-peer (P2P). Progettato per massimizzare la sua capacità di propagazione, il malware sfrutta una struttura modulare per eseguire una serie di azioni dannose, tra cui l'invio massivo di email infette, la raccolta di indirizzi email, l'attacco a specifici obiettivi tramite Denial of Service (DoS) e l'installazione di una backdoor per il controllo remoto.</text:p>
      <text:p text:style-name="Text_20_body">Sebbene Mydoom risalga al 2004, i principi alla base della sua diffusione sono ancora attuali. Gli attacchi informatici moderni impiegano tecniche più sofisticate, come il phishing mirato con allegati dannosi, l'uso di exploit zero-day per compromettere sistemi aggiornati e l'impiego di infrastrutture decentralizzate per eludere il rilevamento. L'evoluzione delle minacce rende fondamentale comprendere le dinamiche di Mydoom per migliorare le strategie di difesa contro le minacce attuali.</text:p>
      <text:p text:style-name="Text_20_body"><text:span text:style-name="Strong_20_Emphasis">Struttura e Funzionamento di Mydoom</text:span> Win32.Mydoom.a opera attraverso una serie di moduli che cooperano per garantire un’infezione efficace. Il malware si propaga principalmente tramite email infette, generando messaggi ingannevoli e allegati dannosi mascherati per eludere i controlli di sicurezza. Durante la sua esecuzione, analizza i file presenti sul sistema compromesso per individuare e raccogliere indirizzi email, che poi utilizza per espandere ulteriormente la propria diffusione.</text:p>
      <text:p text:style-name="Text_20_body">Oltre alla diffusione, Mydoom è capace di eseguire attacchi DoS contro specifici bersagli, come il sito <text:a xlink:type="simple" xlink:href="http://www.sco.com/" text:style-name="Internet_20_link" text:visited-style-name="Visited_20_Internet_20_Link">www.sco.com</text:a>, generando un elevato numero di richieste simultanee al server vittima. Questo comportamento, combinato con la presenza di una backdoor remota, consente agli attaccanti di mantenere il controllo sui dispositivi infetti, permettendo l’esecuzione di ulteriori operazioni malevole. Il worm può anche configurare un proxy SOCKS4, sfruttando il sistema compromesso per mascherare il traffico malevolo e nascondere le attività degli attaccanti.</text:p>
      <text:p text:style-name="Text_20_body">Per evitare la rilevazione e la rimozione, Mydoom adotta tecniche di evasione avanzate, tra cui l’offuscamento del codice, la modifica delle chiavi di registro di Windows e l’uso di processi multipli per garantire la persistenza nel sistema infetto.</text:p>
      <text:p text:style-name="Text_20_body"><text:span text:style-name="Strong_20_Emphasis">Minacce Moderne e Evoluzione delle Tecniche di Attacco</text:span> Oggi, le minacce informatiche hanno subito un’evoluzione significativa, adottando strategie avanzate per sfuggire ai sistemi di sicurezza. I malware moderni impiegano tecniche di offuscamento sofisticate per impedire l’analisi statica e dinamica. Inoltre, l'esecuzione fileless, che evita la scrittura di file dannosi sul disco, limita l’efficacia delle soluzioni antivirus tradizionali, rendendo la minaccia più elusiva.</text:p>
      <text:p text:style-name="Text_20_body">Un altro aspetto preoccupante è l’uso delle tecniche di living-off-the-land, che sfruttano strumenti legittimi già presenti nei sistemi compromessi, come PowerShell e WMI, per eseguire comandi malevoli senza destare sospetti. Inoltre, molte minacce moderne si basano su architetture modulari, permettendo agli attaccanti di scaricare ed eseguire moduli aggiuntivi in base agli obiettivi specifici, aumentando la loro flessibilità e capacità di adattamento.</text:p>
      <text:p text:style-name="Text_20_body">Le botnet contemporanee si distinguono per la loro resilienza e distribuzione, sfruttando infrastrutture cloud compromesse e dispositivi IoT vulnerabili per celare il traffico malevolo. L’uso di protocolli cifrati e di algoritmi di generazione di domini (DGA) complica ulteriormente il blocco delle comunicazioni C2 da parte dei team di sicurezza.</text:p>
      <text:p text:style-name="Text_20_body"><text:soft-page-break/>Infine, l’impiego di intelligenza artificiale nelle minacce informatiche sta emergendo come un fattore chiave nell’evoluzione degli attacchi. I malware più avanzati utilizzano il machine learning per analizzare le difese di un sistema e adattare il proprio comportamento in tempo reale, massimizzando l’efficacia delle campagne malevole.</text:p>
      <text:p text:style-name="Text_20_body"><text:span text:style-name="Strong_20_Emphasis">Strategie di Mitigazione e Difesa</text:span> Per contrastare queste minacce in continua evoluzione, le aziende devono adottare strategie avanzate di sicurezza informatica. L’approccio zero trust si sta rivelando essenziale, imponendo un controllo rigoroso degli accessi e autenticazioni multifattore per ridurre il rischio di compromissione. Inoltre, l’uso di soluzioni avanzate di Endpoint Detection and Response (EDR) consente di monitorare e rispondere in tempo reale alle attività sospette, migliorando la capacità di rilevamento delle minacce.</text:p>
      <text:p text:style-name="Text_20_body">L’analisi comportamentale dei file in ambienti sandbox è un altro elemento chiave per individuare e bloccare potenziali minacce prima che possano diffondersi nel sistema. Il threat hunting, ovvero la ricerca proattiva di indicatori di compromissione, può rivelarsi cruciale per identificare attacchi latenti e neutralizzarli prima che possano arrecare danni significativi.</text:p>
      <text:p text:style-name="Text_20_body">Infine, la collaborazione tra i team di sicurezza informatica, le unità di threat intelligence e le forze dell’ordine è fondamentale per tracciare e neutralizzare le minacce emergenti, contrastando l’evoluzione dei gruppi di attaccanti prima che possano causare danni diffusi.</text:p>
      <text:p text:style-name="Text_20_body"><text:span text:style-name="Strong_20_Emphasis">Conclusioni</text:span> Win32.Mydoom.a rappresenta un esempio storico di malware modulare con capacità avanzate di propagazione ed evasione. Sebbene sia stato creato nel 2004, i principi su cui si basa sono ancora rilevanti oggi. La continua evoluzione delle minacce richiede un adattamento costante delle difese informatiche, con un focus su rilevamento avanzato, risposta proattiva e strategie di mitigazione efficaci. Solo un approccio combinato di prevenzione, monitoraggio e cooperazione internazionale può garantire una protezione efficace contro le minacce informatiche modern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6T13:47:42.001000000</meta:creation-date>
    <dc:date>2025-02-06T13:48:17.389000000</dc:date>
    <meta:editing-duration>PT35S</meta:editing-duration>
    <meta:editing-cycles>1</meta:editing-cycles>
    <meta:document-statistic meta:table-count="0" meta:image-count="0" meta:object-count="0" meta:page-count="2" meta:paragraph-count="14" meta:word-count="784" meta:character-count="5720" meta:non-whitespace-character-count="4950"/>
    <meta:generator>LibreOffice/24.8.4.2$Windows_X86_64 LibreOffice_project/bb3cfa12c7b1bf994ecc5649a80400d06cd71002</meta:generator>
  </office:meta>
</office:document-meta>
</file>